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319in"/>
        </style:tab-stops>
      </style:paragraph-properties>
    </style:style>
    <style:style style:name="P3" style:parent-style-name="Standard" style:family="paragraph">
      <style:paragraph-properties>
        <style:tab-stops>
          <style:tab-stop style:type="right" style:leader-style="dotted" style:leader-text="." style:position="6.925in"/>
        </style:tab-stops>
      </style:paragraph-properties>
    </style:style>
    <style:style style:name="P4" style:parent-style-name="Standard" style:family="paragraph">
      <style:paragraph-properties>
        <style:tab-stops>
          <style:tab-stop style:type="right" style:leader-style="dotted" style:leader-text="." style:position="6.925in"/>
        </style:tab-stops>
      </style:paragraph-properties>
    </style:style>
    <style:style style:name="P5" style:parent-style-name="Standard" style:family="paragraph">
      <style:paragraph-properties>
        <style:tab-stops>
          <style:tab-stop style:type="right" style:leader-style="dotted" style:leader-text="." style:position="6.925in"/>
        </style:tab-stops>
      </style:paragraph-properties>
    </style:style>
    <style:style style:name="P6" style:parent-style-name="Standard" style:family="paragraph">
      <style:paragraph-properties>
        <style:tab-stops>
          <style:tab-stop style:type="right" style:leader-style="dotted" style:leader-text="." style:position="6.925in"/>
        </style:tab-stops>
      </style:paragraph-properties>
    </style:style>
    <style:style style:name="P7" style:parent-style-name="Standard" style:family="paragraph">
      <style:paragraph-properties>
        <style:tab-stops>
          <style:tab-stop style:type="right" style:leader-style="dotted" style:leader-text="." style:position="6.925in"/>
        </style:tab-stops>
      </style:paragraph-properties>
    </style:style>
    <style:style style:name="P8" style:parent-style-name="Standard" style:family="paragraph">
      <style:paragraph-properties>
        <style:tab-stops>
          <style:tab-stop style:type="right" style:leader-style="dotted" style:leader-text="." style:position="6.925in"/>
        </style:tab-stops>
      </style:paragraph-properties>
    </style:style>
    <style:style style:name="P9" style:parent-style-name="Standard" style:family="paragraph">
      <style:paragraph-properties>
        <style:tab-stops>
          <style:tab-stop style:type="right" style:leader-style="dotted" style:leader-text="." style:position="6.925in"/>
        </style:tab-stops>
      </style:paragraph-properties>
    </style:style>
    <style:style style:name="P10" style:parent-style-name="Standard" style:family="paragraph">
      <style:paragraph-properties>
        <style:tab-stops>
          <style:tab-stop style:type="right" style:leader-style="dotted" style:leader-text="." style:position="6.925in"/>
        </style:tab-stops>
      </style:paragraph-properties>
    </style:style>
    <style:style style:name="P11" style:parent-style-name="Standard" style:family="paragraph">
      <style:paragraph-properties>
        <style:tab-stops>
          <style:tab-stop style:type="right" style:leader-style="dotted" style:leader-text="." style:position="6.925in"/>
        </style:tab-stops>
      </style:paragraph-properties>
    </style:style>
    <style:style style:name="P12" style:parent-style-name="Standard" style:family="paragraph">
      <style:paragraph-properties>
        <style:tab-stops>
          <style:tab-stop style:type="right" style:leader-style="dotted" style:leader-text="." style:position="6.925in"/>
        </style:tab-stops>
      </style:paragraph-properties>
    </style:style>
    <style:style style:name="P13" style:parent-style-name="Standard" style:family="paragraph">
      <style:paragraph-properties>
        <style:tab-stops>
          <style:tab-stop style:type="right" style:leader-style="dotted" style:leader-text="." style:position="6.925in"/>
        </style:tab-stops>
      </style:paragraph-properties>
    </style:style>
    <style:style style:name="P14" style:parent-style-name="Standard" style:family="paragraph">
      <style:paragraph-properties>
        <style:tab-stops>
          <style:tab-stop style:type="right" style:leader-style="dotted" style:leader-text="." style:position="6.925in"/>
        </style:tab-stops>
      </style:paragraph-properties>
    </style:style>
    <style:style style:name="P15" style:parent-style-name="Standard" style:family="paragraph">
      <style:paragraph-properties>
        <style:tab-stops>
          <style:tab-stop style:type="right" style:leader-style="dotted" style:leader-text="." style:position="6.925in"/>
        </style:tab-stops>
      </style:paragraph-properties>
    </style:style>
    <style:style style:name="P16" style:parent-style-name="Standard" style:family="paragraph">
      <style:paragraph-properties>
        <style:tab-stops>
          <style:tab-stop style:type="right" style:leader-style="dotted" style:leader-text="." style:position="6.925in"/>
        </style:tab-stops>
      </style:paragraph-properties>
    </style:style>
    <style:style style:name="P17" style:parent-style-name="Standard" style:family="paragraph">
      <style:paragraph-properties>
        <style:tab-stops>
          <style:tab-stop style:type="right" style:leader-style="dotted" style:leader-text="." style:position="6.925in"/>
        </style:tab-stops>
      </style:paragraph-properties>
    </style:style>
    <style:style style:name="P18" style:parent-style-name="Standard" style:family="paragraph">
      <style:paragraph-properties>
        <style:tab-stops>
          <style:tab-stop style:type="right" style:leader-style="dotted" style:leader-text="." style:position="6.925in"/>
        </style:tab-stops>
      </style:paragraph-properties>
    </style:style>
    <style:style style:name="P19" style:parent-style-name="Standard" style:family="paragraph">
      <style:paragraph-properties>
        <style:tab-stops>
          <style:tab-stop style:type="right" style:leader-style="dotted" style:leader-text="." style:position="6.925in"/>
        </style:tab-stops>
      </style:paragraph-properties>
    </style:style>
    <style:style style:name="P20" style:parent-style-name="Standard" style:family="paragraph">
      <style:paragraph-properties>
        <style:tab-stops>
          <style:tab-stop style:type="right" style:leader-style="dotted" style:leader-text="." style:position="6.925in"/>
        </style:tab-stops>
      </style:paragraph-properties>
    </style:style>
    <style:style style:name="P21" style:parent-style-name="Standard" style:family="paragraph">
      <style:paragraph-properties>
        <style:tab-stops>
          <style:tab-stop style:type="right" style:leader-style="dotted" style:leader-text="." style:position="6.925in"/>
        </style:tab-stops>
      </style:paragraph-properties>
    </style:style>
    <style:style style:name="P22" style:parent-style-name="Standard" style:family="paragraph">
      <style:paragraph-properties>
        <style:tab-stops>
          <style:tab-stop style:type="right" style:leader-style="dotted" style:leader-text="." style:position="6.925in"/>
        </style:tab-stops>
      </style:paragraph-properties>
    </style:style>
    <style:style style:name="P23" style:parent-style-name="Standard" style:family="paragraph">
      <style:paragraph-properties>
        <style:tab-stops>
          <style:tab-stop style:type="right" style:leader-style="dotted" style:leader-text="." style:position="6.925in"/>
        </style:tab-stops>
      </style:paragraph-properties>
    </style:style>
    <style:style style:name="P24" style:parent-style-name="Standard" style:family="paragraph">
      <style:paragraph-properties>
        <style:tab-stops>
          <style:tab-stop style:type="right" style:leader-style="dotted" style:leader-text="." style:position="6.925in"/>
        </style:tab-stops>
      </style:paragraph-properties>
    </style:style>
    <style:style style:name="P25" style:parent-style-name="Standard" style:family="paragraph">
      <style:paragraph-properties>
        <style:tab-stops>
          <style:tab-stop style:type="right" style:leader-style="dotted" style:leader-text="." style:position="6.925in"/>
        </style:tab-stops>
      </style:paragraph-properties>
    </style:style>
    <style:style style:name="P26" style:parent-style-name="Überschrift1" style:family="paragraph">
      <style:paragraph-properties fo:break-before="page"/>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T48" style:parent-style-name="Absatz-Standardschriftart" style:family="text">
      <style:text-properties fo:background-color="#FFFF00"/>
    </style:style>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T55" style:parent-style-name="Absatz-Standardschriftart" style:family="text">
      <style:text-properties fo:background-color="#FFFF00"/>
    </style:style>
    <style:style style:name="P56" style:parent-style-name="Textbody" style:family="paragraph"/>
    <style:style style:name="T57" style:parent-style-name="Absatz-Standardschriftart" style:family="text">
      <style:text-properties fo:background-color="#FFFF00"/>
    </style:style>
    <style:style style:name="P58" style:parent-style-name="Textbody" style:family="paragraph"/>
    <style:style style:name="P59" style:parent-style-name="Textbody" style:family="paragraph"/>
    <style:style style:name="T60" style:parent-style-name="Absatz-Standardschriftart" style:family="text">
      <style:text-properties fo:background-color="#FFFF00"/>
    </style:style>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T65" style:parent-style-name="Absatz-Standardschriftart" style:family="text">
      <style:text-properties fo:background-color="#FFFF00"/>
    </style:style>
    <style:style style:name="P66" style:parent-style-name="Textbody" style:family="paragraph">
      <style:text-properties fo:background-color="#FFFF00"/>
    </style:style>
    <style:style style:name="P67" style:parent-style-name="Textbody" style:family="paragraph"/>
    <style:style style:name="P68" style:parent-style-name="Textbody" style:family="paragraph"/>
    <style:style style:name="P69" style:parent-style-name="Textbody" style:family="paragraph"/>
    <style:style style:name="T70" style:parent-style-name="Absatz-Standardschriftart" style:family="text">
      <style:text-properties fo:background-color="#FFFF00"/>
    </style:style>
    <style:style style:name="P71" style:parent-style-name="Textbody" style:family="paragraph"/>
    <style:style style:name="P72" style:parent-style-name="Textbody" style:family="paragraph"/>
    <style:style style:name="T73" style:parent-style-name="Absatz-Standardschriftart" style:family="text">
      <style:text-properties fo:background-color="#FFFF00"/>
    </style:style>
    <style:style style:name="P74" style:parent-style-name="Textbody" style:family="paragraph"/>
    <style:style style:name="P75" style:parent-style-name="Textbody" style:family="paragraph"/>
    <style:style style:name="P76" style:parent-style-name="Textbody" style:family="paragraph">
      <style:text-properties fo:background-color="#FFFF00"/>
    </style:style>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T84" style:parent-style-name="Absatz-Standardschriftart" style:family="text">
      <style:text-properties fo:background-color="#FFFF00"/>
    </style:style>
    <style:style style:name="P85" style:parent-style-name="Textbody" style:family="paragraph"/>
    <style:style style:name="P86" style:parent-style-name="Textbody" style:family="paragraph"/>
    <style:style style:name="P87" style:parent-style-name="Textbody" style:family="paragraph">
      <style:text-properties fo:background-color="#FFFF00"/>
    </style:style>
    <style:style style:name="P88" style:parent-style-name="Textbody" style:family="paragraph">
      <style:text-properties fo:background-color="#FFFF00"/>
    </style:style>
    <style:style style:name="P89" style:parent-style-name="Textbody" style:family="paragraph">
      <style:text-properties fo:background-color="#FFFF00"/>
    </style:style>
    <style:style style:name="P90" style:parent-style-name="Textbody" style:family="paragraph">
      <style:text-properties fo:background-color="#FFFF00"/>
    </style:style>
    <style:style style:name="P91" style:parent-style-name="Textbody" style:family="paragraph"/>
    <style:style style:name="P92" style:parent-style-name="Textbody" style:family="paragraph"/>
    <style:style style:name="T93" style:parent-style-name="Absatz-Standardschriftart" style:family="text">
      <style:text-properties fo:background-color="#FFFF00"/>
    </style:style>
    <style:style style:name="T94" style:parent-style-name="Absatz-Standardschriftart" style:family="text">
      <style:text-properties fo:background-color="#FFFF00"/>
    </style:style>
    <style:style style:name="P95" style:parent-style-name="Textbody" style:family="paragraph">
      <style:text-properties fo:background-color="#FFFF00"/>
    </style:style>
    <style:style style:name="P96" style:parent-style-name="Textbody" style:family="paragraph"/>
    <style:style style:name="P97" style:parent-style-name="Textbody" style:family="paragraph"/>
    <style:style style:name="P98" style:parent-style-name="Textbody" style:family="paragraph"/>
    <style:style style:name="T99" style:parent-style-name="Absatz-Standardschriftart" style:family="text">
      <style:text-properties fo:background-color="#FFFF00"/>
    </style:style>
    <style:style style:name="P100" style:parent-style-name="Textbody" style:family="paragraph"/>
    <style:style style:name="T101" style:parent-style-name="Absatz-Standardschriftart" style:family="text">
      <style:text-properties fo:background-color="#FFFF00"/>
    </style:style>
    <style:style style:name="P102" style:parent-style-name="Textbody" style:family="paragraph"/>
    <style:style style:name="P103" style:parent-style-name="Textbody" style:family="paragraph"/>
    <style:style style:name="T104" style:parent-style-name="Absatz-Standardschriftart" style:family="text">
      <style:text-properties fo:background-color="#FFFF00"/>
    </style:style>
    <style:style style:name="P105" style:parent-style-name="Textbody" style:family="paragraph"/>
    <style:style style:name="T106" style:parent-style-name="Absatz-Standardschriftart" style:family="text">
      <style:text-properties fo:background-color="#FFFF00"/>
    </style:style>
    <style:style style:name="P107" style:parent-style-name="Textbody" style:family="paragraph"/>
    <style:style style:name="P108" style:parent-style-name="Textbody" style:family="paragraph">
      <style:text-properties fo:background-color="#FFFF00"/>
    </style:style>
    <style:style style:name="P109" style:parent-style-name="Textbody" style:family="paragraph">
      <style:text-properties fo:background-color="#FFFF00"/>
    </style:style>
    <style:style style:name="P110" style:parent-style-name="Textbody" style:family="paragraph"/>
    <style:style style:name="P111" style:parent-style-name="Textbody" style:family="paragraph"/>
    <style:style style:name="P112" style:parent-style-name="Textbody" style:family="paragraph">
      <style:text-properties fo:background-color="#FFFF00"/>
    </style:style>
    <style:style style:name="P113" style:parent-style-name="Textbody" style:family="paragraph">
      <style:text-properties fo:background-color="#FFFF00"/>
    </style:style>
    <style:style style:name="P114" style:parent-style-name="Textbody" style:family="paragraph">
      <style:text-properties fo:background-color="#FFFF00"/>
    </style:style>
    <style:style style:name="P115" style:parent-style-name="Textbody" style:family="paragraph">
      <style:text-properties fo:background-color="#FFFF00"/>
    </style:style>
    <style:style style:name="P116" style:parent-style-name="Textbody" style:family="paragraph">
      <style:text-properties fo:background-color="#FFFF00"/>
    </style:style>
    <style:style style:name="P117" style:parent-style-name="Textbody" style:family="paragraph">
      <style:text-properties fo:background-color="#FFFF00"/>
    </style:style>
    <style:style style:name="P118" style:parent-style-name="Textbody" style:family="paragraph">
      <style:text-properties fo:background-color="#FFFF00"/>
    </style:style>
    <style:style style:name="P119" style:parent-style-name="Textbody" style:family="paragraph"/>
    <style:style style:name="P120" style:parent-style-name="Textbody" style:family="paragraph"/>
    <style:style style:name="T121" style:parent-style-name="Absatz-Standardschriftart" style:family="text">
      <style:text-properties fo:background-color="#FFFF00"/>
    </style:style>
    <style:style style:name="T122" style:parent-style-name="Absatz-Standardschriftart" style:family="text">
      <style:text-properties fo:background-color="#FFFF00"/>
    </style:style>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text-properties fo:background-color="#FFFF00"/>
    </style:style>
    <style:style style:name="P130" style:parent-style-name="Textbody" style:family="paragraph"/>
    <style:style style:name="P131" style:parent-style-name="Textbody" style:family="paragraph"/>
    <style:style style:name="P132" style:parent-style-name="Textbody" style:family="paragraph"/>
    <style:style style:name="T133" style:parent-style-name="Absatz-Standardschriftart" style:family="text">
      <style:text-properties fo:background-color="#FFFF00"/>
    </style:style>
    <style:style style:name="P134" style:parent-style-name="Textbody" style:family="paragraph"/>
    <style:style style:name="T135" style:parent-style-name="Absatz-Standardschriftart" style:family="text">
      <style:text-properties fo:background-color="#FFFF00"/>
    </style:style>
    <style:style style:name="T136" style:parent-style-name="Absatz-Standardschriftart" style:family="text">
      <style:text-properties fo:background-color="#FFFF00"/>
    </style:style>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style style:name="T143" style:parent-style-name="Absatz-Standardschriftart" style:family="text">
      <style:text-properties fo:background-color="#FFFF00"/>
    </style:style>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T148" style:parent-style-name="Absatz-Standardschriftart" style:family="text">
      <style:text-properties fo:background-color="#FFFF00"/>
    </style:style>
    <style:style style:name="P149" style:parent-style-name="Textbody" style:family="paragraph"/>
    <style:style style:name="T150" style:parent-style-name="Absatz-Standardschriftart" style:family="text">
      <style:text-properties fo:background-color="#FFFF00"/>
    </style:style>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P167" style:parent-style-name="Textbody" style:family="paragraph"/>
    <style:style style:name="T168" style:parent-style-name="Absatz-Standardschriftart" style:family="text">
      <style:text-properties fo:background-color="#FFFF00"/>
    </style:style>
    <style:style style:name="T169" style:parent-style-name="Absatz-Standardschriftart" style:family="text">
      <style:text-properties fo:background-color="#FFFF00"/>
    </style:style>
    <style:style style:name="P170" style:parent-style-name="Textbody" style:family="paragraph"/>
    <style:style style:name="P171" style:parent-style-name="Textbody" style:family="paragraph"/>
    <style:style style:name="P172" style:parent-style-name="Textbody" style:family="paragraph"/>
    <style:style style:name="P173" style:parent-style-name="Textbody" style:family="paragraph"/>
    <style:style style:name="P174" style:parent-style-name="Textbody" style:family="paragraph"/>
    <style:style style:name="P175" style:parent-style-name="Textbody" style:family="paragraph"/>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style:text-properties fo:background-color="#FFFF00"/>
    </style:style>
    <style:style style:name="P186" style:parent-style-name="Textbody" style:family="paragraph">
      <style:text-properties fo:background-color="#FFFF00"/>
    </style:style>
    <style:style style:name="P187" style:parent-style-name="Textbody" style:family="paragraph"/>
    <style:style style:name="P188" style:parent-style-name="Textbody" style:family="paragraph"/>
    <style:style style:name="P189" style:parent-style-name="Textbody" style:family="paragraph"/>
    <style:style style:name="P190" style:parent-style-name="Textbody" style:family="paragraph"/>
    <style:style style:name="P191" style:parent-style-name="Textbody" style:family="paragraph"/>
    <style:style style:name="P192" style:parent-style-name="Textbody" style:family="paragraph"/>
    <style:style style:name="P193" style:parent-style-name="Textbody" style:family="paragraph"/>
    <style:style style:name="P194" style:parent-style-name="Textbody" style:family="paragraph"/>
    <style:style style:name="P195" style:parent-style-name="Textbody" style:family="paragraph"/>
    <style:style style:name="T196" style:parent-style-name="Absatz-Standardschriftart" style:family="text">
      <style:text-properties fo:background-color="#FFFF00"/>
    </style:style>
    <style:style style:name="P197" style:parent-style-name="Textbody" style:family="paragraph"/>
    <style:style style:name="P198" style:parent-style-name="Textbody" style:family="paragraph"/>
    <style:style style:name="T199" style:parent-style-name="Absatz-Standardschriftart" style:family="text">
      <style:text-properties fo:background-color="#FFFF00"/>
    </style:style>
    <style:style style:name="P200" style:parent-style-name="Textbody" style:family="paragraph"/>
    <style:style style:name="T201" style:parent-style-name="Absatz-Standardschriftart" style:family="text">
      <style:text-properties fo:background-color="#FFFF00"/>
    </style:style>
    <style:style style:name="T202" style:parent-style-name="Absatz-Standardschriftart" style:family="text">
      <style:text-properties fo:background-color="#FFFF00"/>
    </style:style>
    <style:style style:name="P203" style:parent-style-name="Textbody" style:family="paragraph"/>
    <style:style style:name="P204" style:parent-style-name="Textbody" style:family="paragraph"/>
    <style:style style:name="P205" style:parent-style-name="Textbody" style:family="paragraph"/>
    <style:style style:name="P206" style:parent-style-name="Textbody" style:family="paragraph"/>
    <style:style style:name="T207" style:parent-style-name="Absatz-Standardschriftart" style:family="text">
      <style:text-properties fo:background-color="#FFFF00"/>
    </style:style>
    <style:style style:name="T208" style:parent-style-name="Absatz-Standardschriftart" style:family="text">
      <style:text-properties fo:background-color="#FFFF00"/>
    </style:style>
    <style:style style:name="P209" style:parent-style-name="Textbody" style:family="paragraph"/>
    <style:style style:name="T210" style:parent-style-name="Absatz-Standardschriftart" style:family="text">
      <style:text-properties fo:background-color="#FFFF00"/>
    </style:style>
    <style:style style:name="P211" style:parent-style-name="Textbody" style:family="paragraph">
      <style:text-properties fo:background-color="#FFFF00"/>
    </style:style>
    <style:style style:name="P212" style:parent-style-name="Textbody" style:family="paragraph">
      <style:text-properties fo:background-color="#FFFF00"/>
    </style:style>
    <style:style style:name="P213" style:parent-style-name="Textbody" style:family="paragraph">
      <style:text-properties fo:background-color="#FFFF00"/>
    </style:style>
    <style:style style:name="P214" style:parent-style-name="Textbody" style:family="paragraph">
      <style:text-properties fo:background-color="#FFFF00"/>
    </style:style>
    <style:style style:name="P215" style:parent-style-name="Textbody" style:family="paragraph">
      <style:text-properties fo:background-color="#FFFF00"/>
    </style:style>
    <style:style style:name="P216" style:parent-style-name="Textbody" style:family="paragraph">
      <style:text-properties fo:background-color="#FFFF00"/>
    </style:style>
    <style:style style:name="P217" style:parent-style-name="Textbody" style:family="paragraph"/>
    <style:style style:name="P218" style:parent-style-name="Textbody" style:family="paragraph"/>
    <style:style style:name="P219" style:parent-style-name="Textbody" style:family="paragraph"/>
    <style:style style:name="T220" style:parent-style-name="Absatz-Standardschriftart" style:family="text">
      <style:text-properties fo:background-color="#FFFF00"/>
    </style:style>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T225" style:parent-style-name="Absatz-Standardschriftart" style:family="text">
      <style:text-properties fo:background-color="#FFFF00"/>
    </style:style>
    <style:style style:name="P226" style:parent-style-name="Textbody" style:family="paragraph"/>
    <style:style style:name="P227" style:parent-style-name="Textbody" style:family="paragraph"/>
    <style:style style:name="P228" style:parent-style-name="Textbody" style:family="paragraph"/>
    <style:style style:name="P229" style:parent-style-name="Textbody" style:family="paragraph"/>
    <style:style style:name="T230" style:parent-style-name="Absatz-Standardschriftart" style:family="text">
      <style:text-properties fo:background-color="#FFFF00"/>
    </style:style>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T238" style:parent-style-name="Absatz-Standardschriftart" style:family="text">
      <style:text-properties fo:background-color="#FFFF00"/>
    </style:style>
    <style:style style:name="T239" style:parent-style-name="Absatz-Standardschriftart" style:family="text">
      <style:text-properties fo:background-color="#FFFF00" style:text-underline-type="single" style:text-underline-style="solid" style:text-underline-width="auto" style:text-underline-mode="continuous"/>
    </style:style>
    <style:style style:name="T240" style:parent-style-name="Absatz-Standardschriftart" style:family="text">
      <style:text-properties fo:background-color="#FFFF00"/>
    </style:style>
    <style:style style:name="P241" style:parent-style-name="Textbody" style:family="paragraph">
      <style:text-properties fo:background-color="#FFFF00"/>
    </style:style>
    <style:style style:name="P242" style:parent-style-name="Textbody" style:family="paragraph"/>
    <style:style style:name="P243" style:parent-style-name="Textbody" style:family="paragraph">
      <style:text-properties fo:background-color="#FFFF00"/>
    </style:style>
    <style:style style:name="P244" style:parent-style-name="Textbody" style:family="paragraph"/>
    <style:style style:name="P245" style:parent-style-name="Textbody" style:family="paragraph">
      <style:text-properties fo:background-color="#FFFF00"/>
    </style:style>
    <style:style style:name="P246" style:parent-style-name="Textbody" style:family="paragraph"/>
    <style:style style:name="P247" style:parent-style-name="Textbody" style:family="paragraph"/>
    <style:style style:name="P248" style:parent-style-name="Textbody" style:family="paragraph"/>
    <style:style style:name="T249" style:parent-style-name="Absatz-Standardschriftart" style:family="text">
      <style:text-properties fo:background-color="#FFFF00"/>
    </style:style>
    <style:style style:name="P250" style:parent-style-name="Textbody" style:family="paragraph"/>
    <style:style style:name="P251" style:parent-style-name="Textbody" style:family="paragraph"/>
    <style:style style:name="T252" style:parent-style-name="Absatz-Standardschriftart" style:family="text">
      <style:text-properties fo:background-color="#FFFF00"/>
    </style:style>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extbody" style:family="paragraph"/>
    <style:style style:name="P258" style:parent-style-name="Textbody" style:family="paragraph"/>
    <style:style style:name="P259" style:parent-style-name="Textbody" style:family="paragraph"/>
    <style:style style:name="T260" style:parent-style-name="Absatz-Standardschriftart" style:family="text">
      <style:text-properties fo:background-color="#FFFF00"/>
    </style:style>
    <style:style style:name="P261" style:parent-style-name="Textbody" style:family="paragraph">
      <style:text-properties fo:background-color="#FFFF00"/>
    </style:style>
    <style:style style:name="P262" style:parent-style-name="Textbody" style:family="paragraph"/>
    <style:style style:name="P263" style:parent-style-name="Textbody" style:family="paragraph"/>
    <style:style style:name="P264" style:parent-style-name="Überschrift2" style:family="paragraph">
      <style:text-properties fo:background-color="#FFFF00"/>
    </style:style>
    <style:style style:name="P265" style:parent-style-name="Textbody" style:family="paragraph"/>
    <style:style style:name="P266" style:parent-style-name="Textbody" style:family="paragraph"/>
    <style:style style:name="P267" style:parent-style-name="Textbody" style:family="paragraph"/>
    <style:style style:name="P268" style:parent-style-name="Textbody" style:family="paragraph"/>
    <style:style style:name="P269" style:parent-style-name="Textbody" style:family="paragraph"/>
    <style:style style:name="P270" style:parent-style-name="Textbody" style:family="paragraph"/>
    <style:style style:name="P271" style:parent-style-name="Textbody" style:family="paragraph"/>
    <style:style style:name="P272" style:parent-style-name="Textbody" style:family="paragraph"/>
    <style:style style:name="P273" style:parent-style-name="Textbody" style:family="paragraph"/>
    <style:style style:name="P274" style:parent-style-name="Textbody" style:family="paragraph"/>
    <style:style style:name="P275" style:parent-style-name="Textbody" style:family="paragraph"/>
    <style:style style:name="P276" style:parent-style-name="Textbody" style:family="paragraph"/>
    <style:style style:name="P277" style:parent-style-name="Textbody" style:family="paragraph"/>
    <style:style style:name="P278" style:parent-style-name="Textbody" style:family="paragraph"/>
    <style:style style:name="T279" style:parent-style-name="Absatz-Standardschriftart" style:family="text">
      <style:text-properties fo:background-color="#FFFF00"/>
    </style:style>
    <style:style style:name="P280" style:parent-style-name="Textbody" style:family="paragraph"/>
    <style:style style:name="P281" style:parent-style-name="Textbody" style:family="paragraph"/>
    <style:style style:name="P282" style:parent-style-name="Textbody" style:family="paragraph">
      <style:text-properties fo:background-color="#FFFF00"/>
    </style:style>
    <style:style style:name="P283" style:parent-style-name="Textbody" style:family="paragraph">
      <style:text-properties fo:background-color="#FFFF00"/>
    </style:style>
    <style:style style:name="P284" style:parent-style-name="Textbody" style:family="paragraph"/>
    <style:style style:name="P285" style:parent-style-name="Textbody" style:family="paragraph"/>
    <style:style style:name="T286" style:parent-style-name="Absatz-Standardschriftart" style:family="text">
      <style:text-properties fo:background-color="#FFFF00"/>
    </style:style>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style style:name="P291" style:parent-style-name="Textbody" style:family="paragraph"/>
    <style:style style:name="P292" style:parent-style-name="Textbody" style:family="paragraph"/>
    <style:style style:name="P293" style:parent-style-name="Textbody" style:family="paragraph"/>
    <style:style style:name="P294" style:parent-style-name="Textbody" style:family="paragraph"/>
    <style:style style:name="P295" style:parent-style-name="Textbody" style:family="paragraph"/>
    <style:style style:name="P296" style:parent-style-name="Textbody" style:family="paragraph"/>
    <style:style style:name="T297" style:parent-style-name="Absatz-Standardschriftart" style:family="text">
      <style:text-properties fo:background-color="#FFFF00"/>
    </style:style>
    <style:style style:name="P298" style:parent-style-name="Textbody" style:family="paragraph"/>
    <style:style style:name="T299" style:parent-style-name="Absatz-Standardschriftart" style:family="text">
      <style:text-properties fo:background-color="#FFFF00"/>
    </style:style>
    <style:style style:name="P300" style:parent-style-name="Textbody" style:family="paragraph"/>
    <style:style style:name="P301" style:parent-style-name="Textbody" style:family="paragraph">
      <style:text-properties fo:background-color="#FFFF00"/>
    </style:style>
    <style:style style:name="P302" style:parent-style-name="Textbody" style:family="paragraph">
      <style:text-properties fo:background-color="#FFFF00"/>
    </style:style>
    <style:style style:name="P303" style:parent-style-name="Textbody" style:family="paragraph"/>
    <style:style style:name="P304" style:parent-style-name="Überschrift2" style:family="paragraph">
      <style:text-properties fo:background-color="#FFFF00"/>
    </style:style>
    <style:style style:name="P305" style:parent-style-name="Textbody" style:family="paragraph"/>
    <style:style style:name="P306" style:parent-style-name="Textbody" style:family="paragraph"/>
    <style:style style:name="P307" style:parent-style-name="Textbody" style:family="paragraph"/>
    <style:style style:name="P308" style:parent-style-name="Textbody" style:family="paragraph"/>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style style:name="P319" style:parent-style-name="Textbody" style:family="paragraph"/>
    <style:style style:name="P320" style:parent-style-name="Textbody" style:family="paragraph"/>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office:automatic-styles>
  <office:body>
    <office:text text:use-soft-page-breaks="true">
      <text:p text:style-name="P1">FOP</text:p>
      <text:p text:style-name="Textbody"/>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2">Table of Contents</text:p>
          <text:p text:style-name="P3"><text:a xlink:href="#__RefHeading___Toc114_1670097277" office:target-frame-name="_top" xlink:show="replace">Grundlagen<text:tab/>2</text:a></text:p>
          <text:p text:style-name="P4"><text:a xlink:href="#__RefHeading___Toc123_701890271" office:target-frame-name="_top" xlink:show="replace">(FopBot-Kram)<text:tab/>2</text:a></text:p>
          <text:p text:style-name="P5"><text:a xlink:href="#__RefHeading___Toc125_701890271" office:target-frame-name="_top" xlink:show="replace">Vorgehensweise<text:tab/>2</text:a></text:p>
          <text:p text:style-name="P6"><text:a xlink:href="#__RefHeading___Toc127_701890271" office:target-frame-name="_top" xlink:show="replace">Designhinweise<text:tab/>2</text:a></text:p>
          <text:p text:style-name="P7"><text:a xlink:href="#__RefHeading___Toc129_701890271" office:target-frame-name="_top" xlink:show="replace">Java-Theorie<text:tab/>2</text:a></text:p>
          <text:p text:style-name="P8"><text:a xlink:href="#__RefHeading___Toc131_701890271" office:target-frame-name="_top" xlink:show="replace">Visualisierungen<text:tab/>5</text:a></text:p>
          <text:p text:style-name="P9"><text:a xlink:href="#__RefHeading___Toc133_701890271" office:target-frame-name="_top" xlink:show="replace">Bestandteile von Java Code:<text:tab/>6</text:a></text:p>
          <text:p text:style-name="P10"><text:a xlink:href="#__RefHeading___Toc135_701890271" office:target-frame-name="_top" xlink:show="replace">Primitive Datentypen<text:tab/>6</text:a></text:p>
          <text:p text:style-name="P11"><text:a xlink:href="#__RefHeading___Toc541_1028597309" office:target-frame-name="_top" xlink:show="replace">Arrays<text:tab/>7</text:a></text:p>
          <text:p text:style-name="P12"><text:a xlink:href="#__RefHeading___Toc543_1028597309" office:target-frame-name="_top" xlink:show="replace">Klassen<text:tab/>8</text:a></text:p>
          <text:p text:style-name="P13"><text:a xlink:href="#__RefHeading___Toc545_1028597309" office:target-frame-name="_top" xlink:show="replace">Vererbung<text:tab/>9</text:a></text:p>
          <text:p text:style-name="P14"><text:a xlink:href="#__RefHeading___Toc651_1028597309" office:target-frame-name="_top" xlink:show="replace">Interfaces<text:tab/>9</text:a></text:p>
          <text:p text:style-name="P15"><text:a xlink:href="#__RefHeading___Toc137_701890271" office:target-frame-name="_top" xlink:show="replace">Control Flow Statements<text:tab/>11</text:a></text:p>
          <text:p text:style-name="P16"><text:a xlink:href="#__RefHeading___Toc139_701890271" office:target-frame-name="_top" xlink:show="replace">Operatoren<text:tab/>11</text:a></text:p>
          <text:p text:style-name="P17"><text:a xlink:href="#__RefHeading___Toc141_701890271" office:target-frame-name="_top" xlink:show="replace">Statements<text:tab/>11</text:a></text:p>
          <text:p text:style-name="P18"><text:a xlink:href="#__RefHeading___Toc143_701890271" office:target-frame-name="_top" xlink:show="replace">Schlüsselwörter<text:tab/>11</text:a></text:p>
          <text:p text:style-name="P19"><text:a xlink:href="#__RefHeading___Toc386_686031476" office:target-frame-name="_top" xlink:show="replace">Basisfunktionalitäten<text:tab/>11</text:a></text:p>
          <text:p text:style-name="P20"><text:a xlink:href="#__RefHeading___Toc388_686031476" office:target-frame-name="_top" xlink:show="replace">Seiteneffekte<text:tab/>12</text:a></text:p>
          <text:p text:style-name="P21"><text:a xlink:href="#__RefHeading___Toc549_1028597309" office:target-frame-name="_top" xlink:show="replace">Javadoc<text:tab/>12</text:a></text:p>
          <text:p text:style-name="P22"><text:a xlink:href="#__RefHeading___Toc616_439839225" office:target-frame-name="_top" xlink:show="replace">Racket<text:tab/>12</text:a></text:p>
          <text:p text:style-name="P23"><text:a xlink:href="#__RefHeading___Toc618_439839225" office:target-frame-name="_top" xlink:show="replace">GUI<text:tab/>12</text:a></text:p>
          <text:p text:style-name="P24"><text:a xlink:href="#__RefHeading___Toc620_439839225" office:target-frame-name="_top" xlink:show="replace">(Applet)<text:tab/>12</text:a></text:p>
          <text:p text:style-name="P25"><text:a xlink:href="#__RefHeading___Toc622_439839225" office:target-frame-name="_top" xlink:show="replace">Graphics<text:tab/>13</text:a></text:p>
        </text:index-body>
      </text:table-of-content>
      <text:p text:style-name="Textbody">Paused on<text:s/>4a</text:p>
      <text:h text:style-name="P26" text:outline-level="1"><text:bookmark-start text:name="__RefHeading___Toc114_1670097277"/><text:soft-page-break/>Grundlagen<text:bookmark-end text:name="__RefHeading___Toc114_1670097277"/></text:h>
      <text:h text:style-name="Überschrift2" text:outline-level="2"><text:bookmark-start text:name="__RefHeading___Toc123_701890271"/>(FopBot-Kram)<text:bookmark-end text:name="__RefHeading___Toc123_701890271"/></text:h>
      <text:list text:style-name="LFO1" text:continue-numbering="true">
        <text:list-item>
          <text:p text:style-name="P27">Raster von unten links, x, y beginnend 0</text:p>
        </text:list-item>
        <text:list-item>
          <text:p text:style-name="P28">new Robot(int x, int y, Direction d, int NumberOfCoins)</text:p>
        </text:list-item>
        <text:list-item>
          <text:p text:style-name="P29">move()</text:p>
        </text:list-item>
        <text:list-item>
          <text:p text:style-name="P30">turnLeft()</text:p>
        </text:list-item>
        <text:list-item>
          <text:p text:style-name="P31">putCoin()</text:p>
        </text:list-item>
        <text:list-item>
          <text:p text:style-name="P32">hasAnyCoins()</text:p>
        </text:list-item>
      </text:list>
      <text:h text:style-name="Überschrift2" text:outline-level="2"><text:bookmark-start text:name="__RefHeading___Toc125_701890271"/>Vorgehensweise<text:bookmark-end text:name="__RefHeading___Toc125_701890271"/></text:h>
      <text:list text:style-name="LFO2" text:continue-numbering="true">
        <text:list-item>
          <text:p text:style-name="P33">Aufgabe formulieren</text:p>
        </text:list-item>
        <text:list-item>
          <text:p text:style-name="P34">Grundshema, Teilprobleme formulieren, Gemeinsamkeiten finden, Lösungen mehrfach nutzen</text:p>
        </text:list-item>
        <text:list-item>
          <text:p text:style-name="P35">Schleifen desginen:</text:p>
          <text:list text:continue-numbering="true">
            <text:list-item>
              <text:p text:style-name="P36">Invariante: In jedem Schleifendurchlauf gleich</text:p>
            </text:list-item>
            <text:list-item>
              <text:p text:style-name="P37">Variante: In jedem Schleifendurchlauf anders</text:p>
            </text:list-item>
            <text:list-item>
              <text:p text:style-name="P38">Konsequenz: Daraus resultierendes Ergebnis</text:p>
            </text:list-item>
          </text:list>
        </text:list-item>
        <text:list-item>
          <text:p text:style-name="P39">Refactoring</text:p>
        </text:list-item>
      </text:list>
      <text:h text:style-name="Überschrift2" text:outline-level="2"><text:bookmark-start text:name="__RefHeading___Toc127_701890271"/>Designhinweise<text:bookmark-end text:name="__RefHeading___Toc127_701890271"/></text:h>
      <text:list text:style-name="LFO3" text:continue-numbering="true">
        <text:list-item>
          <text:p text:style-name="P40">Werten immer Namen geben (Variablen/Konstanten statt konkrete Zahlenwerte im Code) (Änderbarkeit und Lesbarkeit)</text:p>
        </text:list-item>
        <text:list-item>
          <text:p text:style-name="P41">Konstanten wo möglich (Schutz vor versehentlichen Änderungen)</text:p>
        </text:list-item>
        <text:list-item>
          <text:p text:style-name="P42">Sonderfälle beachten</text:p>
        </text:list-item>
        <text:list-item>
          <text:p text:style-name="P43">Konvention: get/set Attribut großgeschrieben (nicht zwangsläufig interner Name oder wirklich ein Attribut) (für Abkapselung und leichtere interne Änderungen)</text:p>
        </text:list-item>
      </text:list>
      <text:h text:style-name="Überschrift2" text:outline-level="2"><text:bookmark-start text:name="__RefHeading___Toc129_701890271"/>Java-Theorie<text:bookmark-end text:name="__RefHeading___Toc129_701890271"/></text:h>
      <text:list text:style-name="LFO4" text:continue-numbering="true">
        <text:list-item>
          <text:p text:style-name="P44">Objekt im Datenspeicher header mit offSet der Attribute</text:p>
        </text:list-item>
        <text:list-item>
          <text:p text:style-name="P45">Quelltext, (ausführbarer compilierter) Bytecode</text:p>
        </text:list-item>
        <text:list-item>
          <text:p text:style-name="P46">Compilerfehler (Syntax), Laufzeitfehler (Teilen durch 0 (außer double), null pointer, index out of bounce, Speicher voll, Call-Stack voll))</text:p>
        </text:list-item>
        <text:list-item>
          <text:p text:style-name="P47">Model<text:s/><text:span text:style-name="T48">Programm Counter:</text:span><text:s/>Adresse der nächsten auszuführenden Anweisung, diese wird in jedem Taktzyklus in die CPU geladen</text:p>
        </text:list-item>
        <text:list-item>
          <text:p text:style-name="P49">Deklarieren, Initialisieren</text:p>
        </text:list-item>
        <text:list-item>
          <text:p text:style-name="P50">Referenzvariablen (von Referenztypen) &lt;-&gt; primitive Datentypen<text:s/><text:line-break/>(primitive Datentypen werden z.B. auch bei Methodenaufruf kopiert)</text:p>
          <text:list text:continue-numbering="true">
            <text:list-item>
              <text:p text:style-name="P51">Referenztypen: Klassen, Interfaces, Arraytypen, Enum-Typen, Record Classes (ungefär was nicht in Java eingebaut)</text:p>
            </text:list-item>
            <text:list-item>
              <text:p text:style-name="P52">Unterschied zwischen Referenz und Objekt</text:p>
            </text:list-item>
            <text:list-item>
              <text:p text:style-name="P53">wichtige Grundlage für Objektorientierung</text:p>
            </text:list-item>
            <text:list-item>
              <text:p text:style-name="P54">Überschreiben der Referenz auch „<text:span text:style-name="T55">verbiegen</text:span>“ genannt</text:p>
            </text:list-item>
            <text:list-item>
              <text:p text:style-name="P56"><text:span text:style-name="T57">Obejktidentität und Wertgleichheit</text:span></text:p>
              <text:list text:continue-numbering="true">
                <text:list-item>
                  <text:p text:style-name="P58">Wertgleichheit erfordert Wertgleichheit aller Attribute (rekursiv))<text:line-break/>(Achtung z.B. String) (Objektidentität auch Wertgleichheit?)</text:p>
                </text:list-item>
              </text:list>
            </text:list-item>
            <text:list-item>
              <text:p text:style-name="P59"><text:span text:style-name="T60">Deep &lt;-&gt; Shallow Copy</text:span><text:s/>(meist deep copy gewünscht)</text:p>
            </text:list-item>
          </text:list>
        </text:list-item>
        <text:list-item>
          <text:p text:style-name="P61">Nur Speicherplatz ist Objekt</text:p>
        </text:list-item>
        <text:list-item>
          <text:p text:style-name="P62">Konstanten: Attribut mit Keyword final unveränderbar (muss initializiert werden)</text:p>
        </text:list-item>
        <text:list-item>
          <text:p text:style-name="P63">Überlauf ohne Fehlermeldung</text:p>
        </text:list-item>
        <text:list-item>
          <text:p text:style-name="P64">Bei gebrochenen Zahlen Genauigkeitsprobleme (statt Test auf Gleicheit,<text:s/><text:span text:style-name="T65">Test auf ausreichend nahe beieinander</text:span>)</text:p>
        </text:list-item>
        <text:list-item>
          <text:p text:style-name="P66">nur eine einzige Definition in einer Quelldatei darf public sein und muss der Name der Datei sein</text:p>
        </text:list-item>
        <text:list-item>
          <text:p text:style-name="P67">Zugriffsrechte:</text:p>
          <text:list text:continue-numbering="true">
            <text:list-item>
              <text:p text:style-name="P68">Definitionen public oder gar nichts</text:p>
            </text:list-item>
            <text:list-item>
              <text:p text:style-name="P69">nur eine public pro Datei (<text:span text:style-name="T70">muss nicht an erster Stelle sein</text:span>) (z.B. kein Modifier ist zusätzlich erlaubt)</text:p>
            </text:list-item>
            <text:list-item>
              <text:p text:style-name="P71">private: nur in der Klasse selbst (auch andere Objekte dieser Klasse)</text:p>
            </text:list-item>
            <text:list-item>
              <text:p text:style-name="P72"><text:span text:style-name="T73">implizit</text:span><text:s/>(nichts): zusätzlich zu private auch im Package</text:p>
            </text:list-item>
            <text:list-item>
              <text:p text:style-name="P74">protected: zusätzlich in allen abgeleiteten Klassen</text:p>
            </text:list-item>
            <text:list-item>
              <text:p text:style-name="P75">public: überall wo Package importiert</text:p>
            </text:list-item>
          </text:list>
        </text:list-item>
        <text:list-item>
          <text:p text:style-name="P76">Ausführung von Methoden (FOP 01e):</text:p>
          <text:list text:continue-numbering="true">
            <text:list-item>
              <text:p text:style-name="P77">Speicherbereich (Frame) wir für Daten der Methode reserviert für</text:p>
            </text:list-item>
            <text:list-item>
              <text:p text:style-name="P78">Referenz zu dem Objekt mit dem es aufgerufen wurde (in jedem Frame bestimmte Adresse dafür)</text:p>
            </text:list-item>
            <text:list-item>
              <text:p text:style-name="P79">Rücksprungadresse</text:p>
            </text:list-item>
            <text:list-item>
              <text:p text:style-name="P80">jede Information hat dann einen gewissen offset, der dann auf den Stackpointer aufaddiert wird</text:p>
            </text:list-item>
            <text:list-item>
              <text:p text:style-name="P81">nach Beendigung wird der Frame wieder von dem Call-Stack geholt</text:p>
            </text:list-item>
            <text:list-item>
              <text:p text:style-name="P82">return Wert wird in unbennate Stelle (typischerweise bestimmtes Register) geschrieben und kann von da ausgelesen werden</text:p>
            </text:list-item>
          </text:list>
        </text:list-item>
        <text:list-item>
          <text:p text:style-name="P83"><text:span text:style-name="T84">Stacktpointer</text:span><text:s/>zeigt auf Element im Call-Stack (Stack der Frames der Methoden)</text:p>
        </text:list-item>
        <text:list-item>
          <text:p text:style-name="P85">main richtet sich selber ein, nach ablegen von main Prozess beendet</text:p>
        </text:list-item>
        <text:list-item>
          <text:p text:style-name="P86">Methoden werden falls nicht anders automatisch mit eigenem Objekt aufgerufen</text:p>
        </text:list-item>
        <text:list-item>
          <text:p text:style-name="P87">Unterschied Attribut, Parameter, Variable</text:p>
          <text:list text:continue-numbering="true">
            <text:list-item>
              <text:p text:style-name="P88">Scope (Ort der Gültigkeit der Identifier (für Methoden, Typen, Variablen, …)</text:p>
            </text:list-item>
            <text:list-item>
              <text:p text:style-name="P89">Scope ist statisch, daher eindeutig von Quelltext</text:p>
            </text:list-item>
            <text:list-item>
              <text:p text:style-name="P90">Typpen und Methoden: Siehe auch zugriffsrechte (auch über Einführung des Identifiers)</text:p>
            </text:list-item>
            <text:list-item>
              <text:p text:style-name="P91">Parameter: ganzer Methodenrumpf</text:p>
            </text:list-item>
            <text:list-item>
              <text:p text:style-name="P92">Lokale Variable: ab Einführung bis Ende des Bereichs des innersten umfassenden Klammerpaars (Ausnahme for-Schleife inkludiert ()),<text:s/><text:span text:style-name="T93">aber lesend erst nach erstem schreibendem Zugriff, da Anfangs zufällig Initialisierung (nur lokale Variable)</text:span><text:span text:style-name="T94"><text:line-break/>(Ausnahme try-catch, …)</text:span></text:p>
            </text:list-item>
            <text:list-item>
              <text:p text:style-name="P95">Parameter und lokale Variablen werden vor Attributen angesprochen, Zugriff auf Attribute müssen bei Namensdopplung mit Klassen/Objektangabe spezifiziert werden)</text:p>
            </text:list-item>
          </text:list>
        </text:list-item>
        <text:list-item>
          <text:p text:style-name="P96">Bei Namenskonflikt, Parameter vor Attribut (siehe Konstruktor)</text:p>
        </text:list-item>
        <text:list-item>
          <text:p text:style-name="P97">Packages</text:p>
          <text:list text:continue-numbering="true">
            <text:list-item>
              <text:p text:style-name="P98">Zusammenfassung mehrerer<text:s/><text:span text:style-name="T99">Definitionen</text:span></text:p>
            </text:list-item>
            <text:list-item>
              <text:p text:style-name="P100">package name; //Gibt Zugehörigkeit an (<text:span text:style-name="T101">muss erste Zeile sein, nur ein Packages, dieses wird auch importiert</text:span>)</text:p>
            </text:list-item>
            <text:list-item>
              <text:p text:style-name="P102">import (immer am Anfang der Datei)</text:p>
              <text:list text:continue-numbering="true">
                <text:list-item>
                  <text:p text:style-name="P103"><text:span text:style-name="T104">import static</text:span><text:s/>(Klasse kan ohne voranschreiben der Klasse verwendte werden, kann auch für ein spezifisches Klassenattribut genutzt werden)</text:p>
                </text:list-item>
                <text:list-item>
                  <text:p text:style-name="P105">.* alles aus diesem Package (<text:span text:style-name="T106">aber keine Subpackages</text:span>)</text:p>
                </text:list-item>
              </text:list>
            </text:list-item>
            <text:list-item>
              <text:p text:style-name="P107">Package Unterstruktur mit . getrennt</text:p>
            </text:list-item>
            <text:list-item>
              <text:p text:style-name="P108">Typ kann auch ohne import durch voll qualifizierten Namen angesprochen werden?</text:p>
            </text:list-item>
            <text:list-item>
              <text:p text:style-name="P109">Voll qualifizierte Name einer Klasse mit Package.Klasse</text:p>
            </text:list-item>
            <text:list-item>
              <text:p text:style-name="P110">Java.lang wird automatisch importiert</text:p>
            </text:list-item>
            <text:list-item>
              <text:p text:style-name="P111">Für Struktur, Auffindbarkeit, protected, …</text:p>
            </text:list-item>
            <text:list-item>
              <text:p text:style-name="P112">Namenskonflikte kontrollierbar</text:p>
              <text:list text:continue-numbering="true">
                <text:list-item>
                  <text:p text:style-name="P113">Keine zwei Typen (Definitionen) mit gleichem Namen in einem Package</text:p>
                </text:list-item>
                <text:list-item>
                  <text:p text:style-name="P114">Bei unterschiedlichen Namen, beide mit Packagenamen vorweg ansprechen, sonst Compilerfehler</text:p>
                </text:list-item>
              </text:list>
            </text:list-item>
            <text:list-item>
              <text:p text:style-name="P115">Weltweit einheitliche Namenskonvention für Packages, da zwei gleichnamige nicht importierbar</text:p>
              <text:list text:continue-numbering="true">
                <text:list-item>
                  <text:p text:style-name="P116">Firmen und Institutionen (umgedrehte Domain-Name, Underscore statt unzulässige Zeichen)</text:p>
                </text:list-item>
              </text:list>
            </text:list-item>
            <text:list-item>
              <text:p text:style-name="P117">Module seit Java 9 Zusammenfassung von Packages zur besseren Steuerung, nicht in FOP behandelt</text:p>
              <text:list text:continue-numbering="true">
                <text:list-item>
                  <text:p text:style-name="P118">Modul java.base automatisch importiert (Hausübung 10 importiert java.desktop)</text:p>
                </text:list-item>
              </text:list>
            </text:list-item>
          </text:list>
        </text:list-item>
        <text:list-item>
          <text:p text:style-name="P119">Java-Standardbibliothek (Teil jeder Java-Distribution)</text:p>
        </text:list-item>
        <text:list-item>
          <text:p text:style-name="P120"><text:span text:style-name="T121">formale Parameter</text:span><text:s/>(Definition von Typname und Identifier)<text:line-break/><text:span text:style-name="T122">aktuale Parameter</text:span><text:s/>(Wert des Parameters in einem Aufruf (muss impliziert in formallen konvertierbar sein))</text:p>
        </text:list-item>
        <text:list-item>
          <text:p text:style-name="P123">Garbage Collector</text:p>
          <text:list text:continue-numbering="true">
            <text:list-item>
              <text:p text:style-name="P124">Teil des Laufzeitsystems (Aufruf nach gewissen Regeln)</text:p>
            </text:list-item>
            <text:list-item>
              <text:p text:style-name="P125">Konfiguration zur Optimierung möglich</text:p>
            </text:list-item>
            <text:list-item>
              <text:p text:style-name="P126">Gibt Speicherplätze frei, die vom Programm nicht mehr erreichbar sind</text:p>
            </text:list-item>
          </text:list>
        </text:list-item>
        <text:list-item>
          <text:p text:style-name="P127">public static void main(String[] args){} Einstieg ins Programm args odt Kommandozeilenparameter genannt, Angabe bei Aufruf über Kommandozeile Trennung mit Whitespaces</text:p>
        </text:list-item>
        <text:list-item>
          <text:p text:style-name="P128">(offizielle) Begriffsbildung Oracle Docs</text:p>
        </text:list-item>
        <text:list-item>
          <text:p text:style-name="P129">Ausdrücke</text:p>
          <text:list text:continue-numbering="true">
            <text:list-item>
              <text:p text:style-name="P130">Rechtsausdrücke (rvalues): haben Typ und Wert (kann rechte Seite einer Initialisierung, Zuweisung, aktualer Parameter, Rückgabewert oder arrayindex sein (array[rvalue], muss impliziert in int konvertierbar sein), sowie rekursives Zusammensetzen z.B. (n+2)&lt;5</text:p>
            </text:list-item>
            <text:list-item>
              <text:p text:style-name="P131">Linksausdrücke (lavalues): Verweise auf Speicherstellen (linke Seite einer Initialisierung, Zuweisung, Arraykomponenente, Attribut) (diese hat auch Typ und Wert?)</text:p>
            </text:list-item>
          </text:list>
        </text:list-item>
        <text:list-item>
          <text:p text:style-name="P132">Ausdrücke haben neben Typ und Wert optionale<text:s/><text:span text:style-name="T133">Seiteneffekte</text:span></text:p>
          <text:list text:continue-numbering="true">
            <text:list-item>
              <text:p text:style-name="P134">z.B.<text:s/><text:span text:style-name="T135">++n Seiteneffekt inkrementiert n, Wert von n danach</text:span><text:span text:style-name="T136"><text:line-break/>n++ Seiteneffekt inkrementiert n, Wert von n davor</text:span></text:p>
            </text:list-item>
            <text:list-item>
              <text:p text:style-name="P137">Zuweisungen haben auch Wert (z.B. a = b += c)</text:p>
            </text:list-item>
            <text:list-item>
              <text:p text:style-name="P138">(void Methode ohne Seiteneffekt hat keinen Effekt) (Rückgabe quasi „Haupteffekt“)</text:p>
            </text:list-item>
          </text:list>
        </text:list-item>
      </text:list>
      <text:p text:style-name="Textbody"/>
      <text:h text:style-name="Überschrift2" text:outline-level="2"><text:bookmark-start text:name="__RefHeading___Toc131_701890271"/>Visualisierungen<text:bookmark-end text:name="__RefHeading___Toc131_701890271"/></text:h>
      <text:list text:style-name="LFO5" text:continue-numbering="true">
        <text:list-item>
          <text:p text:style-name="P139">Flußdiagramm als visuelle Darstellung von Control Flow Statements</text:p>
        </text:list-item>
        <text:list-item>
          <text:p text:style-name="P140">Prozessmodell (durchnummerierte Schritte, mit Spüngen)</text:p>
        </text:list-item>
        <text:list-item>
          <text:p text:style-name="P141">(Tabelle der Attributwerte der einzelnen Durchläufe einer Schleife)</text:p>
        </text:list-item>
        <text:list-item>
          <text:p text:style-name="P142"><text:span text:style-name="T143">UML</text:span>-Klassendiagramm</text:p>
          <text:list text:continue-numbering="true">
            <text:list-item>
              <text:p text:style-name="P144">Klassen als Kasten mit drei Teilen: Name, Attribute, Methoden (incl. Konstruktor)</text:p>
            </text:list-item>
            <text:list-item>
              <text:p text:style-name="P145">- private, # protected, + public</text:p>
            </text:list-item>
            <text:list-item>
              <text:p text:style-name="P146">name(name: datentyp, ...): Rückgabetyp</text:p>
            </text:list-item>
            <text:list-item>
              <text:p text:style-name="P147">Vererbung durch<text:s/><text:span text:style-name="T148">Pfeil mit Dreieck</text:span><text:s/>zur Basisklasse (auch bei Vererbung zwischen Interfaces)</text:p>
            </text:list-item>
            <text:list-item>
              <text:p text:style-name="P149"><text:span text:style-name="T150">Strich Assoziation</text:span><text:s/>(kann Annotiert werden (auf Seite zu der ein Pfeil zeigen würde)(egal: 0..*, min 1: 1..*, 1, ...) (außerdem wird das Attribut der Assoziation mit zugriffsrecht drangeschrieben)</text:p>
            </text:list-item>
            <text:list-item>
              <text:p text:style-name="P151">&lt;&lt;interface&gt;&gt; über Name für Interface</text:p>
            </text:list-item>
            <text:list-item>
              <text:p text:style-name="P152">implementiert durch gestrichelten Pfeil mit Dreieck zum Interface</text:p>
            </text:list-item>
          </text:list>
        </text:list-item>
      </text:list>
      <text:p text:style-name="Textbody"/>
      <text:h text:style-name="Überschrift2" text:outline-level="2"><text:bookmark-start text:name="__RefHeading___Toc133_701890271"/>Bestandteile von Java Code:<text:bookmark-end text:name="__RefHeading___Toc133_701890271"/></text:h>
      <text:list text:style-name="LFO6" text:continue-numbering="true">
        <text:list-item>
          <text:p text:style-name="P153">Keywords (nur an bestimmten Stellen, hat bestimmte Funktion)</text:p>
        </text:list-item>
        <text:list-item>
          <text:p text:style-name="P154">Identifier (Bezeichner von Entitäte, (teilweise) selbst gewählte Namen (oder Bibliothecken))</text:p>
          <text:list text:continue-numbering="true">
            <text:list-item>
              <text:p text:style-name="P155">Bennenungsregeln</text:p>
            </text:list-item>
            <text:list-item>
              <text:p text:style-name="P156">‚a‘-‘z’, ‘A’-‘Z’, ‘0‘-‘9‘, ‘_‘, ‘$‘, weitere ...</text:p>
            </text:list-item>
            <text:list-item>
              <text:p text:style-name="P157">Erstes Zeichen keine Ziffer!</text:p>
            </text:list-item>
            <text:list-item>
              <text:p text:style-name="P158">Keine Keywords!</text:p>
            </text:list-item>
            <text:list-item>
              <text:p text:style-name="P159">Konventionen: Klassennamen groß, Attributnamen klein, CamelCase, Konstanten komplett Großgeschrieben</text:p>
            </text:list-item>
          </text:list>
        </text:list-item>
        <text:list-item>
          <text:p text:style-name="P160">Klammerpaare: (), {}, [], &lt;&gt;</text:p>
        </text:list-item>
        <text:list-item>
          <text:p text:style-name="P161">Kommentare: //Rest der Zeile, /*Kommentar*/, /**Java Doc *nächste Zeile<text:s/><text:a xlink:href="mailto:*@Tag" office:target-frame-name="_top" xlink:show="replace">*@tag</text:a><text:s/>... */</text:p>
        </text:list-item>
        <text:list-item>
          <text:p text:style-name="P162">Whitespaces: blank, newline, tab</text:p>
          <text:list text:continue-numbering="true">
            <text:list-item>
              <text:p text:style-name="P163">nicht innerhalb eines lexikalischen Elments</text:p>
            </text:list-item>
            <text:list-item>
              <text:p text:style-name="P164">min. Eins zwischen zwei schlüsselwörtern, Identifiern</text:p>
            </text:list-item>
            <text:list-item>
              <text:p text:style-name="P165">ansonsten ignoriert</text:p>
            </text:list-item>
          </text:list>
        </text:list-item>
        <text:list-item>
          <text:p text:style-name="P166">Literale (wörtlich geschriebene Werte eines Datentyps)<text:s/><text:line-break/>z.B. „abc“ (String), null (symbolischer Wert)</text:p>
        </text:list-item>
      </text:list>
      <text:h text:style-name="Überschrift2" text:outline-level="2"><text:bookmark-start text:name="__RefHeading___Toc135_701890271"/>Primitive Datentypen<text:bookmark-end text:name="__RefHeading___Toc135_701890271"/></text:h>
      <text:list text:style-name="LFO7" text:continue-numbering="true">
        <text:list-item>
          <text:p text:style-name="P167">GanzeZahlen: byte (8 Bits), short (16), int (32), long (64) (twocomplements)<text:line-break/>123, +123, -123 (auch für kleinere genutzt),<text:s/><text:span text:style-name="T168">123l, 123L (für long)</text:span><text:span text:style-name="T169"><text:line-break/></text:span>Nullwert 0</text:p>
        </text:list-item>
        <text:list-item>
          <text:p text:style-name="P170">Gebrochene Zahlen: float, double<text:line-break/>12.34, .123, 1.2E-34 (gebrochenzahlige Literale (double)), .12f, .12F (float)</text:p>
        </text:list-item>
        <text:list-item>
          <text:p text:style-name="P171">Logik: boolean<text:s/><text:line-break/>( true, false)<text:line-break/>Nullwert: false</text:p>
        </text:list-item>
        <text:list-item>
          <text:p text:style-name="P172">Zeichen: char (Unicode) (intern auch Ganzzahl)<text:line-break/>‚a‘, Unicode mit Nummerf in Hexadezimal ‚\u03A9‘, ‚\\‘ für \, ‚\‘‘ für ‚ ‚\t‘ tabulator<text:line-break/>Nullwert ‚\u0000‘ (steht für kein Zeichen)</text:p>
        </text:list-item>
        <text:list-item>
          <text:p text:style-name="P173">Ergebnistyp:</text:p>
          <text:list text:continue-numbering="true">
            <text:list-item>
              <text:p text:style-name="P174">bei zwei ganzzahligen (außer long) immer int (außer in für den Compiler einfachen Außnahmen)</text:p>
            </text:list-item>
            <text:list-item>
              <text:p text:style-name="P175">sonst immer das gößere der beiden Operanden: int -&gt; long -&gt; float -&gt; double</text:p>
            </text:list-item>
          </text:list>
        </text:list-item>
        <text:list-item>
          <text:p text:style-name="P176">Konversionen</text:p>
          <text:list text:continue-numbering="true">
            <text:list-item>
              <text:p text:style-name="P177">implizit nach oben</text:p>
            </text:list-item>
            <text:list-item>
              <text:p text:style-name="P178">explizit (z.B. int .123, aber wenn nicht darstellbar Murkswert))</text:p>
            </text:list-item>
          </text:list>
        </text:list-item>
      </text:list>
      <text:h text:style-name="Überschrift2" text:outline-level="2"><text:bookmark-start text:name="__RefHeading___Toc541_1028597309"/>Arrays<text:bookmark-end text:name="__RefHeading___Toc541_1028597309"/></text:h>
      <text:list text:style-name="LFO8" text:continue-numbering="true">
        <text:list-item>
          <text:p text:style-name="P179">Arrays are Objects: Classenname[], new Classenname[length] / Classenname {Elemente, ...}</text:p>
        </text:list-item>
        <text:list-item>
          <text:p text:style-name="P180">Index ansprechen: Classenname[i]</text:p>
        </text:list-item>
        <text:list-item>
          <text:p text:style-name="P181">Hat Konstante length (fixed length)</text:p>
        </text:list-item>
        <text:list-item>
          <text:p text:style-name="P182">auch von primitiven Datentypen</text:p>
        </text:list-item>
        <text:list-item>
          <text:p text:style-name="P183">Arrays von Arrays</text:p>
        </text:list-item>
        <text:list-item>
          <text:p text:style-name="P184">zu jedem Typen gibt es einen Arraytypen</text:p>
        </text:list-item>
        <text:list-item>
          <text:p text:style-name="P185">Komponententyp können primitive Datentypen sein<text:line-break/>oder die Komponenten sind Referenzen auf Objekte des Komponenttyps</text:p>
        </text:list-item>
        <text:list-item>
          <text:p text:style-name="P186">dynamische Typ einer Variable eines Arrays kann auch ein Array von Subtypen sein<text:line-break/>Subtypen eines Arrays mit Komponenttyp T sind alle Arrays mit Komponententypen, die Subtypen von T sind<text:line-break/>(Subtyp Relation überträgt sich vom Komponententyp)</text:p>
        </text:list-item>
        <text:list-item>
          <text:p text:style-name="P187">Array von Referenztypen automatisch mit null initiallisiert</text:p>
        </text:list-item>
      </text:list>
      <text:h text:style-name="Überschrift2" text:outline-level="2">Strings</text:h>
      <text:list text:style-name="LFO9" text:continue-numbering="true">
        <text:list-item>
          <text:p text:style-name="P188">java.lang.String</text:p>
        </text:list-item>
      </text:list>
      <text:list text:style-name="LFO10" text:continue-numbering="true">
        <text:list-item>
          <text:p text:style-name="P189">Sequenz von chars</text:p>
        </text:list-item>
        <text:list-item>
          <text:p text:style-name="P190">anders als Array nicht fest eingebaut und kein primitiver Datentyp, aber:</text:p>
          <text:list text:continue-numbering="true">
            <text:list-item>
              <text:p text:style-name="P191">Literale (Menge von char Literalen mit „“ statt ‚‘ bei chars)</text:p>
              <text:list text:continue-numbering="true">
                <text:list-item>
                  <text:p text:style-name="P192">in neueren Jaav-Versionen „““white Spaces werden Übernommen„““</text:p>
                </text:list-item>
              </text:list>
            </text:list-item>
            <text:list-item>
              <text:p text:style-name="P193">+ Operator funktioniert wie str1.concat(str2) (erstellt neues Objekt) (+ mit primitiven Datentypen ergibt String)</text:p>
            </text:list-item>
          </text:list>
        </text:list-item>
        <text:list-item>
          <text:p text:style-name="P194">Methoden: new String(„“), str.length(), str.charAt(i), str.indexOf(char c), str.matches(„regulärer Ausdruck (. beliebiges zeichen, + Zeichen davor ein oder mehrmal“)</text:p>
        </text:list-item>
        <text:list-item>
          <text:p text:style-name="P195">nützliches:<text:s/><text:span text:style-name="T196">System.getProperty(„line.seperator“)</text:span></text:p>
        </text:list-item>
      </text:list>
      <text:h text:style-name="Überschrift2" text:outline-level="2"><text:bookmark-start text:name="__RefHeading___Toc543_1028597309"/>Klassen<text:bookmark-end text:name="__RefHeading___Toc543_1028597309"/></text:h>
      <text:list text:style-name="LFO11" text:continue-numbering="true">
        <text:list-item>
          <text:p text:style-name="P197">Kopf der Klasse: public [static] [final, sealed, non-sealed] class Name [extends ...] [implements ...] [permits ...] { Rumpf }</text:p>
        </text:list-item>
        <text:list-item>
          <text:p text:style-name="P198">Konstruktor: zugriffsrecht Klassenname(Parameter) [throws ..., ...]{Methodenrumpf (Sequenz von Anweisungen)}<text:line-break/>Suche Speicherplatz, reserviere diesen, Konstruktor aufrufen, Adresse zurückliefern<text:line-break/>Objektkonstanten auch in Konstruktor initialisierbar<text:line-break/>muss super(...) aufrufen, es sei denn<text:s/><text:span text:style-name="T199">unmittelbare Basisklasse</text:span><text:s/>hat Konstruktor ohen Parameter<text:line-break/>wenn nicht definiert Default Constructor (Teilweise auch eigener Konstruktor mit leerer Paramteterliste)</text:p>
        </text:list-item>
        <text:list-item>
          <text:p text:style-name="P200">Attribute: Klasse/Datentyp name; (Können auch bei Deklaration initialisiert werden,<text:s/><text:span text:style-name="T201">sonst Nullwert (0/‘\u0000‘/null)</text:span>)<text:line-break/>(auch mehrere Definitionen auf einmal möglich z.B.<text:s/><text:span text:style-name="T202">int m=1, n, k=2;</text:span>)</text:p>
        </text:list-item>
        <text:list-item>
          <text:p text:style-name="P203">Methoden:</text:p>
          <text:list text:continue-numbering="true">
            <text:list-item>
              <text:p text:style-name="P204">Header: ungeordnete Modifier Rückgabetyp Identifier Parameterliste ungeordnete Exceptions</text:p>
            </text:list-item>
            <text:list-item>
              <text:p text:style-name="P205">Rumpf: {/*Anweisungen*/}</text:p>
            </text:list-item>
            <text:list-item>
              <text:p text:style-name="P206">Zugriffsrecht [static] [final] Rückgabetyp name(Parameter){Methodenrumpf} (return beendet Methode, geht auch bei void)<text:s/><text:line-break/>(Überladen Methoden, die sich nur durch Parameter unterscheiden (evtl. Zusätzlich im Rückgabewert) (oft für Standardwerte)(Signatur muss sich unterscheiden)<text:line-break/><text:span text:style-name="T207">Problem bei (int i, double d), sowie (double d, int i) bei Verwendung mit uneindeutigen Literalen Compilerfehler)</text:span><text:line-break/>(Alles vor Rückgabetyp sind<text:s/><text:span text:style-name="T208">ungeordnete Modifier</text:span>)<text:line-break/>Parameterliste: (geordnete Sequenz) nach außen nur Typen und ihre Reihenfolge wichtig<text:line-break/>Modifier final: Methode kann nicht überschrieben werden (empfohlen für Methoden, die der Konstruktor aufruft)</text:p>
            </text:list-item>
            <text:list-item>
              <text:p text:style-name="P209"><text:span text:style-name="T210">Signatur einer Methode:</text:span><text:s/>Name, Parameterliste (geordnete Sequenz der Typen)</text:p>
            </text:list-item>
            <text:list-item>
              <text:p text:style-name="P211">variable Parameterzahl (nur am Ende der Parameterliste): (..., Typ... identifier) aus Typ... wird dann ein Array vom Typ mit beliebiger Länge (auch 0) (aber niemlas null)<text:line-break/>Aufruf mit belibig vielen Attributen des Typs oder mit array&lt;</text:p>
            </text:list-item>
          </text:list>
        </text:list-item>
        <text:list-item>
          <text:p text:style-name="P212">interne Umsetzung:</text:p>
          <text:list text:continue-numbering="true">
            <text:list-item>
              <text:p text:style-name="P213">annonymes Objekt der Klasse auf das ein anonymes Attribut im Header der Objekte von ihr verweisen</text:p>
              <text:list text:continue-numbering="true">
                <text:list-item>
                  <text:p text:style-name="P214">mit Informationen: zur Klasse selbst, den Attributen, den Methoden,<text:s/><text:line-break/>(jede Methode (int Methodentabelle) mit einem bestimmten Offset, der sich bei vererbten Methoden nicht ändert (wesentlicher Grund gegen Mehrfachvererbung)) (auch Attribute haben festen Speicher offset in Objekten)</text:p>
                </text:list-item>
                <text:list-item>
                  <text:p text:style-name="P215">sowie Methodentabelle (mit Referenz auf Implementation der Methode (diese kann bei Verterbung überschrieben werden)</text:p>
                </text:list-item>
              </text:list>
            </text:list-item>
            <text:list-item>
              <text:p text:style-name="P216">Methodenaufruf: Referenz auf Objekt, auf annonymes Objekt der Klasse auf Methodentabelle auf Methode (da offset identisch, kann er beim compilieren als Konstante eingesetzt werden)</text:p>
            </text:list-item>
          </text:list>
        </text:list-item>
        <text:list-item>
          <text:p text:style-name="P217">static:</text:p>
          <text:list text:continue-numbering="true">
            <text:list-item>
              <text:p text:style-name="P218">static Initializer: static{/*Anweisungen*/} (wird zur Begin des JavaProgramms ausgeführt)</text:p>
            </text:list-item>
            <text:list-item>
              <text:p text:style-name="P219"><text:span text:style-name="T220">Klassenattribute:</text:span><text:s/>statische Attribute (ansprechen über Klasse oder Objekte der Klasse)</text:p>
            </text:list-item>
            <text:list-item>
              <text:p text:style-name="P221">Klassenmethoden: statische Methoden (dürfen nicht auf Objektattribute oder) Objektmethoden zugreifen</text:p>
            </text:list-item>
          </text:list>
        </text:list-item>
        <text:list-item>
          <text:p text:style-name="P222">abstract class</text:p>
          <text:list text:continue-numbering="true">
            <text:list-item>
              <text:p text:style-name="P223">kein Objekt mit new erzeugbar</text:p>
            </text:list-item>
            <text:list-item>
              <text:p text:style-name="P224">kann abstract Methoden<text:s/><text:span text:style-name="T225">ohne Methodenrumpf</text:span><text:s/>(auch ohne {}) haben</text:p>
            </text:list-item>
          </text:list>
        </text:list-item>
        <text:list-item>
          <text:p text:style-name="P226">Keywords: this (eigenes Objekt), super (unmittelbare Basisklasse)</text:p>
        </text:list-item>
      </text:list>
      <text:h text:style-name="Überschrift2" text:outline-level="2"><text:bookmark-start text:name="__RefHeading___Toc545_1028597309"/>Vererbung<text:bookmark-end text:name="__RefHeading___Toc545_1028597309"/></text:h>
      <text:list text:style-name="LFO12" text:continue-numbering="true">
        <text:list-item>
          <text:p text:style-name="P227">extends in Klassenkopf</text:p>
        </text:list-item>
        <text:list-item>
          <text:p text:style-name="P228">Alle Klassen (die nicht von anderer abgeleitet) impliziet von java.lang.Object abgeleitet (nicht bei Interfaces)<text:line-break/>hat: obj.eauals(Object other), toString() (tun nicht unbedingt wofür sie gedacht sind)<text:line-break/>(nicht in FOP: professionell ist auch die Funktion hashCode relevant)</text:p>
        </text:list-item>
        <text:list-item>
          <text:p text:style-name="P229"><text:span text:style-name="T230">Basisklasse</text:span><text:s/>vererbt alle Attribute und Methoden (auch Klassenmethoden)</text:p>
        </text:list-item>
        <text:list-item>
          <text:p text:style-name="P231">Konstruktoren werden nicht vererbt, erster Konstruktor Aufruf muss super(...) sein (wenn keine Parameter, automatisch von Compiler ergänzt) (nicht vererbt, da der Konstruktor nur ein Objekt der Basisklasse ienrichten würde und den Subtyp vermutlich nicht richtig initialisiert)</text:p>
        </text:list-item>
        <text:list-item>
          <text:p text:style-name="P232">zusätzliche definierbar</text:p>
        </text:list-item>
        <text:list-item>
          <text:p text:style-name="P233">Attribute des gleichen Namen (dank super) möglich, aber nicht empfohlen</text:p>
        </text:list-item>
        <text:list-item>
          <text:p text:style-name="P234">Methoden überschreibar selber Kopf außer Sichtbarkeit kann höher werden)<text:line-break/>auch Methoden der Basisklasse rufen Methoden der Subtypen auf<text:line-break/>Signautr der Methoden muss gleich sein und die anderen Bestandteile haben Grenzen (Sichtbarkeit sichtbarer machen, Subtyp des Rückgabewert, Subtypen der Exceptions)<text:line-break/>Begriffe: überschreibende Methode überschreibt überschriebene Methode</text:p>
        </text:list-item>
        <text:list-item>
          <text:p text:style-name="P235">super keyword for Basisklasse (only next highest)</text:p>
        </text:list-item>
        <text:list-item>
          <text:p text:style-name="P236">überall wo ein Referenztyp erwartet wird, kann auch ein Objekt eines Subtyps verwendet werden</text:p>
        </text:list-item>
        <text:list-item>
          <text:p text:style-name="P237"><text:span text:style-name="T238">Begrifflichkeiten: Supertyp und Subtyp (in FOP: Referenztyp ist<text:s/></text:span><text:span text:style-name="T239">nicht</text:span><text:span text:style-name="T240"><text:s/>sein eigener Super/Subtyp)</text:span></text:p>
        </text:list-item>
        <text:list-item>
          <text:p text:style-name="P241">statischer Typ (Typ einer Referenz) bestimmt welche Methoden aufgerufen werden können<text:line-break/>dynamischer Typ (Typ des Objekts (der Referenz)) bestimmt welche Version der Methode aufgerufen wird<text:line-break/>formal gibt es auch den dynamischen Typ Nulltyp<text:line-break/>Achtung bei Klassenmethoden bestimmt der statische Typ über Methodenimplementation (da es bei Aufruf mit Klasse ja keinen dynamischen Typ gibt)</text:p>
        </text:list-item>
        <text:list-item>
          <text:p text:style-name="P242">Downcast: „gefährliche“ Konversionen müssen explizit erfolgen (Typ) objekt (man sollte davor Operator instanceof nutzen)</text:p>
          <text:list text:continue-numbering="true">
            <text:list-item>
              <text:p text:style-name="P243">Kurzform: (a instanceof X b) ... b.m1() (genannt „patern matching“)</text:p>
            </text:list-item>
          </text:list>
        </text:list-item>
        <text:list-item>
          <text:p text:style-name="P244">final class/interface: keine Klassen ableitbar</text:p>
        </text:list-item>
        <text:list-item>
          <text:p text:style-name="P245">sealed class/interface [extends ... implements ...] permits Subtyp1, ...{} erlaubte Klassen müssen im gleichen Package sein<text:line-break/>Subtypen müssen auch final, sealed oder non-sealed (letzeres bricht diese Pflicht explizit auf) sein</text:p>
        </text:list-item>
      </text:list>
      <text:h text:style-name="Überschrift2" text:outline-level="2"><text:bookmark-start text:name="__RefHeading___Toc651_1028597309"/>Interfaces<text:bookmark-end text:name="__RefHeading___Toc651_1028597309"/></text:h>
      <text:list text:style-name="LFO13" text:continue-numbering="true">
        <text:list-item>
          <text:p text:style-name="P246">Public interface Name [extends otherInferace1, otherInterface2, ...]{}</text:p>
        </text:list-item>
      </text:list>
      <text:list text:style-name="LFO14" text:continue-numbering="true">
        <text:list-item>
          <text:p text:style-name="P247">Keine Attribute</text:p>
        </text:list-item>
        <text:list-item>
          <text:p text:style-name="P248">deklarierte Methoden (<text:span text:style-name="T249">immer public (üblich public wegzulassen</text:span>, weil sowieso)) (ohne Methodenrumpf, sondern mit Semikolon)</text:p>
        </text:list-item>
        <text:list-item>
          <text:p text:style-name="P250">kann statischer Typ sein</text:p>
        </text:list-item>
        <text:list-item>
          <text:p text:style-name="P251">Eine Klasse kann beliebig viele Interfaces (mit implements InterfaceName1, ...) implementieren (muss dann Methoden implementieren)<text:line-break/><text:span text:style-name="T252">erfordern zwei Interfaces die gleiche Methode mit anderem Rückgabetyp, können nicht beide importiert werden</text:span></text:p>
        </text:list-item>
        <text:list-item>
          <text:p text:style-name="P253">final und selaed wie bei Klassen</text:p>
        </text:list-item>
        <text:list-item>
          <text:p text:style-name="P254">(in Package java.util.function mehrer mathematische Interfaces mit apply)</text:p>
        </text:list-item>
      </text:list>
      <text:h text:style-name="Überschrift2" text:outline-level="2">Enumeration</text:h>
      <text:list text:style-name="LFO14" text:continue-numbering="true">
        <text:list-item>
          <text:p text:style-name="P255">public enum Name { KONSTANTE,... }</text:p>
        </text:list-item>
        <text:list-item>
          <text:p text:style-name="P256">Enums are Classes (Zusammenfassung mehrere Konstanten zu einer Einheit)</text:p>
        </text:list-item>
        <text:list-item>
          <text:p text:style-name="P257">Die Konstanten sind Referenzen zu einem Objekt</text:p>
        </text:list-item>
        <text:list-item>
          <text:p text:style-name="P258">Verwendung: Name variable = Name.KONSTANTE, enum1 == enum2</text:p>
        </text:list-item>
        <text:list-item>
          <text:p text:style-name="P259"><text:span text:style-name="T260">Alle abgeleitet von java.lang.Enum</text:span><text:s/>(aber Klasse icht auf normale Weise von Enum ableitbar)</text:p>
        </text:list-item>
        <text:list-item>
          <text:p text:style-name="P261">Zu Beginn des Programms werden alle Konstanten als Objekt erzeugt, auf die die Klasse verweist</text:p>
        </text:list-item>
        <text:list-item>
          <text:p text:style-name="P262">keine Vererbung</text:p>
        </text:list-item>
        <text:list-item>
          <text:p text:style-name="P263">Funktionen: Enum.values() (returned Array der Konstanten), konst.name() (String wie in Definition)</text:p>
        </text:list-item>
      </text:list>
      <text:soft-page-break/>
      <text:h text:style-name="P264" text:outline-level="2">Record Classes</text:h>
      <text:list text:style-name="LFO15" text:continue-numbering="true">
        <text:list-item>
          <text:p text:style-name="P265">Vereinfachte Form von Klassen (Sammlung privater Objektattribute mit standardfunktionalität)</text:p>
        </text:list-item>
        <text:list-item>
          <text:p text:style-name="P266">record Name(Typ id, ...){/*eingeschränkter Klassenrumpf*/} (definierte Attribute private and final)</text:p>
        </text:list-item>
        <text:list-item>
          <text:p text:style-name="P267">geschenkt:</text:p>
          <text:list text:continue-numbering="true">
            <text:list-item>
              <text:p text:style-name="P268">Konstruktor (canonical constructor) mit gleichen Parametern, der die Attribute setzt</text:p>
            </text:list-item>
            <text:list-item>
              <text:p text:style-name="P269">rec.attribute(); (wie getter)</text:p>
            </text:list-item>
            <text:list-item>
              <text:p text:style-name="P270">rec.equals(Object obj) (true bei selbem dynamischen Typ, sowie Wertgleichheit und gleicher (dynamischer) Typ aller Attribute)</text:p>
            </text:list-item>
          </text:list>
        </text:list-item>
      </text:list>
      <text:h text:style-name="Überschrift2" text:outline-level="2"><text:bookmark-start text:name="__RefHeading___Toc137_701890271"/>Control Flow Statements<text:bookmark-end text:name="__RefHeading___Toc137_701890271"/></text:h>
      <text:list text:style-name="LFO16" text:continue-numbering="true">
        <text:list-item>
          <text:p text:style-name="P271">for(initial Anweisung;Fortzetungsbedinung;Fotzsetzungs-Anweisung){Anweisung /*Schleifenrumpf*/}<text:line-break/>Kurzform üfr Arraydurchlauf: for(Typ identifier : Array){/*Schleifenrumpf*/}</text:p>
        </text:list-item>
        <text:list-item>
          <text:p text:style-name="P272">while(Fortsetzungsbedingumg){Anweisungen}</text:p>
        </text:list-item>
        <text:list-item>
          <text:p text:style-name="P273">do{Anweisungen}while(Fortzetungsbedingung)</text:p>
        </text:list-item>
        <text:list-item>
          <text:p text:style-name="P274">(anderes Konstrukt) if(Bedinung){Anweisung}else{Anweisung}</text:p>
        </text:list-item>
        <text:list-item>
          <text:p text:style-name="P275">{} kann bei einzelner Anweisung weggelassen werden</text:p>
        </text:list-item>
        <text:list-item>
          <text:p text:style-name="P276">switch(Ausdruck von byte, char, short, int, Enum oder String){case<text:s/>(Wert vom Typ des Ausdrucks): /*Anweisungen*/<text:s/>[break;]<text:s/>[default: ]}<text:s/>(Aber Ausdruck muss zur<text:s/>Kompilierzeit fest<text:s/>stehen, daher nur aus Literalen und Konstanten und arithmetischen Ausdrücken)<text:line-break/>Zusammenlegung zweier cases: case a: case b: Anweisungen break;</text:p>
          <text:list text:continue-numbering="true">
            <text:list-item>
              <text:p text:style-name="P277">ab Java 12 vereinfachte switch Anweisung:<text:line-break/>switch(Ausdruck){case Wert, Wert, … -&gt; Anweisung; default -&gt; Anweisung;}</text:p>
            </text:list-item>
            <text:list-item>
              <text:p text:style-name="P278">weiter Vereinfachung<text:s/>(switch Ausdruck)<text:line-break/>a = switch(Asudruck){case Wert, … -&gt; Wert; …}<text:span text:style-name="T279">;</text:span></text:p>
            </text:list-item>
            <text:list-item>
              <text:p text:style-name="P280">wird höchstwahrscheinlich Java-Standard<text:line-break/>a = switch(Objekt){[case null -&gt; returnWert;]<text:s/>case Subtyp identifier -&gt; returnWert; …<text:s/>[default -&gt; returnWert<text:s/>(nicht benötigt, wenn statischer Typ sealed)]<text:s/>}</text:p>
            </text:list-item>
            <text:list-item>
              <text:p text:style-name="P281">… (Suchwort „pattern matching“)</text:p>
            </text:list-item>
          </text:list>
        </text:list-item>
      </text:list>
      <text:h text:style-name="Überschrift2" text:outline-level="2"><text:bookmark-start text:name="__RefHeading___Toc139_701890271"/>Operatoren<text:bookmark-end text:name="__RefHeading___Toc139_701890271"/></text:h>
      <text:p text:style-name="P282">Binär (zwei Operanden)</text:p>
      <text:p text:style-name="P283">Infix (steht zwische Operanden)</text:p>
      <text:soft-page-break/>
      <text:list text:style-name="LFO17" text:continue-numbering="true">
        <text:list-item>
          <text:p text:style-name="P284">++, -- (unär, Präfix und Postfix)</text:p>
        </text:list-item>
        <text:list-item>
          <text:p text:style-name="P285">+, -, !, ~ (<text:span text:style-name="T286">unär</text:span>)</text:p>
        </text:list-item>
        <text:list-item>
          <text:p text:style-name="P287">*, /, %</text:p>
        </text:list-item>
        <text:list-item>
          <text:p text:style-name="P288">+, - (binär)</text:p>
        </text:list-item>
        <text:list-item>
          <text:p text:style-name="P289">(&lt;&lt;, &gt;&gt;, &gt;&gt;&gt; (Bitverschiebung) (~, ^, |, &amp;, &lt;&lt;, &gt;&gt;, &gt;&gt;&gt;))</text:p>
        </text:list-item>
        <text:list-item>
          <text:p text:style-name="P290">=, +=. -=, *=, /= (zuweisungsbasierte Operatoren)</text:p>
        </text:list-item>
        <text:list-item>
          <text:p text:style-name="P291">&lt;=, &gt;=, &lt;, &gt; (Vergleichsoperatoren)</text:p>
        </text:list-item>
        <text:list-item>
          <text:p text:style-name="P292">==, !=</text:p>
        </text:list-item>
        <text:list-item>
          <text:p text:style-name="P293">Bitweises &amp; -&gt; ^ -&gt; |</text:p>
        </text:list-item>
        <text:list-item>
          <text:p text:style-name="P294">logisches &amp;&amp; -&gt; ||</text:p>
        </text:list-item>
        <text:list-item>
          <text:p text:style-name="P295">(Bedingung)? (Wert, wenn true): (Wert, wenn false) (tenärer Bedinungsoperator)</text:p>
        </text:list-item>
        <text:list-item>
          <text:p text:style-name="P296">new, instanceof (Bindungsstärke?)</text:p>
        </text:list-item>
      </text:list>
      <text:p text:style-name="Textbody"><text:span text:style-name="T297">nach Bindungsstärke aufsteigend (transitiv):</text:span></text:p>
      <text:h text:style-name="Überschrift2" text:outline-level="2"><text:bookmark-start text:name="__RefHeading___Toc141_701890271"/>Statements<text:bookmark-end text:name="__RefHeading___Toc141_701890271"/></text:h>
      <text:list text:style-name="LFO18" text:continue-numbering="true">
        <text:list-item>
          <text:p text:style-name="P298">break (beendet (tiefste) Schleife),<text:s/><text:span text:style-name="T299">continue</text:span><text:s/>(beendet aktuellen Schleifendurchlauf)</text:p>
        </text:list-item>
      </text:list>
      <text:h text:style-name="Überschrift2" text:outline-level="2"><text:bookmark-start text:name="__RefHeading___Toc143_701890271"/>Schlüsselwörter<text:bookmark-end text:name="__RefHeading___Toc143_701890271"/></text:h>
      <text:list text:style-name="LFO19" text:continue-numbering="true">
        <text:list-item>
          <text:p text:style-name="P300">final (bei Deklaration, macht Konstante)</text:p>
        </text:list-item>
      </text:list>
      <text:h text:style-name="Überschrift2" text:outline-level="2"><text:bookmark-start text:name="__RefHeading___Toc386_686031476"/>Basisfunktionalitäten<text:bookmark-end text:name="__RefHeading___Toc386_686031476"/></text:h>
      <text:list text:style-name="LFO20" text:continue-numbering="true">
        <text:list-item>
          <text:p text:style-name="P301">Integer.MAX_VALUE, Double.POSITIVE_INFINITY, Double.NaN</text:p>
        </text:list-item>
        <text:list-item>
          <text:p text:style-name="P302">Thread.sleep(delay (millisekunden))</text:p>
        </text:list-item>
        <text:list-item>
          <text:p text:style-name="P303">java.lang.System</text:p>
        </text:list-item>
      </text:list>
      <text:h text:style-name="P304" text:outline-level="2"><text:bookmark-start text:name="__RefHeading___Toc549_1028597309"/>Javadoc<text:bookmark-end text:name="__RefHeading___Toc549_1028597309"/></text:h>
      <text:p text:style-name="Textbody">/**</text:p>
      <text:p text:style-name="Textbody">* Beschreibung</text:p>
      <text:p text:style-name="Textbody">*</text:p>
      <text:p text:style-name="Textbody"><text:a xlink:href="mailto:*@Tag1" office:target-frame-name="_top" xlink:show="replace">*@Tag1</text:a><text:s/>...</text:p>
      <text:p text:style-name="Textbody"><text:a xlink:href="mailto:*@Tag2" office:target-frame-name="_top" xlink:show="replace">*@Tag2</text:a><text:s/>...</text:p>
      <text:p text:style-name="Textbody">*/</text:p>
      <text:soft-page-break/>
      <text:p text:style-name="Textbody">Tags:</text:p>
      <text:list text:style-name="LFO21" text:continue-numbering="true">
        <text:list-item>
          <text:p text:style-name="P305">Typischerweise ganze Quelldatei:</text:p>
        </text:list-item>
      </text:list>
      <text:list text:style-name="LFO22" text:continue-numbering="true">
        <text:list-item>
          <text:list>
            <text:list-item>
              <text:p text:style-name="P306">@author</text:p>
            </text:list-item>
            <text:list-item>
              <text:p text:style-name="P307">@version</text:p>
            </text:list-item>
          </text:list>
        </text:list-item>
        <text:list-item>
          <text:p text:style-name="P308">Methoden:</text:p>
          <text:list text:continue-numbering="true">
            <text:list-item>
              <text:p text:style-name="P309">@throws</text:p>
            </text:list-item>
          </text:list>
        </text:list-item>
      </text:list>
      <text:list text:style-name="LFO23" text:continue-numbering="true">
        <text:list-item>
          <text:list>
            <text:list-item>
              <text:p text:style-name="P310">@param name Beschreibung, [Vorbedinungen]</text:p>
            </text:list-item>
            <text:list-item>
              <text:p text:style-name="P311">@return Beschreibung</text:p>
            </text:list-item>
          </text:list>
        </text:list-item>
      </text:list>
      <text:h text:style-name="Überschrift1" text:outline-level="1"><text:bookmark-start text:name="__RefHeading___Toc616_439839225"/>Racket<text:bookmark-end text:name="__RefHeading___Toc616_439839225"/></text:h>
      <text:p text:style-name="Textbody"/>
      <text:h text:style-name="Überschrift1" text:outline-level="1"><text:bookmark-start text:name="__RefHeading___Toc618_439839225"/>GUI<text:bookmark-end text:name="__RefHeading___Toc618_439839225"/></text:h>
      <text:h text:style-name="Überschrift2" text:outline-level="2"><text:bookmark-start text:name="__RefHeading___Toc620_439839225"/>(Applet)<text:bookmark-end text:name="__RefHeading___Toc620_439839225"/></text:h>
      <text:list text:style-name="LFO24" text:continue-numbering="true">
        <text:list-item>
          <text:p text:style-name="P312">Eher leichtgewichtig</text:p>
        </text:list-item>
        <text:list-item>
          <text:p text:style-name="P313">Integration in HTML</text:p>
        </text:list-item>
        <text:list-item>
          <text:p text:style-name="P314">&lt;object codebase="link zum Code”</text:p>
        </text:list-item>
      </text:list>
      <text:p text:style-name="Textbody">classid="java:applets.Klassenname.class"</text:p>
      <text:p text:style-name="Textbody">codetype="application/x-java-applet”</text:p>
      <text:p text:style-name="Textbody">width="breite” height="höhe”&gt;&lt;/object&gt;</text:p>
      <text:list text:style-name="LFO24" text:continue-numbering="true">
        <text:list-item>
          <text:p text:style-name="P315">entsprechende Klasse wird von java.awt.Applet abgeleitet und die public void paint(Graphics graphics)-Methode überschrieben</text:p>
        </text:list-item>
      </text:list>
      <text:h text:style-name="Überschrift2" text:outline-level="2"><text:bookmark-start text:name="__RefHeading___Toc622_439839225"/>Graphics<text:bookmark-end text:name="__RefHeading___Toc622_439839225"/></text:h>
      <text:list text:style-name="LFO25" text:continue-numbering="true">
        <text:list-item>
          <text:p text:style-name="P316">Referenzpunkt für Positionierung von Formen oben links</text:p>
        </text:list-item>
        <text:list-item>
          <text:p text:style-name="P317">Color (new Color(r, g, b) je von 0 bis 255)</text:p>
        </text:list-item>
        <text:list-item>
          <text:p text:style-name="P318">repräsentiert Zeichenfläche und moderiert Zeichnen</text:p>
        </text:list-item>
        <text:list-item>
          <text:p text:style-name="P319">Bsp. Methoden:</text:p>
          <text:list text:continue-numbering="true">
            <text:list-item>
              <text:p text:style-name="P320">setColor(Color c)</text:p>
            </text:list-item>
            <text:list-item>
              <text:p text:style-name="P321">fillOval(x, y, durchmesser1, durchmesser2)</text:p>
            </text:list-item>
            <text:list-item>
              <text:p text:style-name="P322">drawOval(x, y, d1, d2)</text:p>
            </text:list-item>
            <text:list-item>
              <text:p text:style-name="P323">draw/fillRect(x,y,width; height)</text:p>
            </text:list-item>
            <text:list-item>
              <text:p text:style-name="P324">drawLine(startX, startY, endX, endY)</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ußzeile" style:display-name="Fußzeile" style:family="paragraph" style:parent-style-name="HeaderandFooter">
      <style:paragraph-properties>
        <style:tab-stops>
          <style:tab-stop style:type="center" style:position="3.3465in"/>
          <style:tab-stop style:type="right" style:position="6.693in"/>
        </style:tab-stops>
      </style:paragraph-properties>
      <style:text-properties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überschrift">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Fußzeile">FOP – Zusammenfassung<text:tab/><text:tab/><text:page-number text:fixed="false">14</text:page-number>/<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ulius</meta:initial-creator>
    <dc:creator>Julius</dc:creator>
    <meta:creation-date>2022-12-18T23:46:00Z</meta:creation-date>
    <dc:date>2022-12-21T23:04:00Z</dc:date>
    <meta:template xlink:href="Normal.dotm" xlink:type="simple"/>
    <meta:editing-cycles>150</meta:editing-cycles>
    <meta:editing-duration>PT0S</meta:editing-duration>
    <meta:document-statistic meta:page-count="15" meta:paragraph-count="42" meta:word-count="2923" meta:character-count="21303" meta:row-count="153" meta:non-whitespace-character-count="18422"/>
  </office:meta>
</office:document-meta>
</file>